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4" style:family="paragraph" style:parent-style-name="Standard">
      <style:paragraph-properties fo:margin-top="0in" fo:margin-bottom="0.111in" loext:contextual-spacing="false" fo:line-height="100%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Questões sobre os atributos de qualidade</text:span></text:p>
      <text:p text:style-name="P2"/>
      <text:p text:style-name="P4"><text:span text:style-name="T2">Adequação Funcional</text:span></text:p>
      <text:p text:style-name="P4"><text:span text:style-name="T3">- Quais decisões de projeto devem ser tomadas para atender a este atributo de qualidade?</text:span></text:p>
      <text:p text:style-name="P4"><text:span text:style-name="T3">- Como aferir o nível da Adequação Funcional do nosso projeto?</text:span></text:p>
      <text:p text:style-name="P4"><text:span text:style-name="T3"><text:s/></text:span></text:p>
      <text:p text:style-name="P4"><text:span text:style-name="T2">Eficiência de Performance</text:span></text:p>
      <text:p text:style-name="P4"><text:span text:style-name="T3">- Quais decisões de projeto devem ser tomadas para atender a este atributo de qualidade?</text:span></text:p>
      <text:p text:style-name="P4"><text:span text:style-name="T3">- Como aferir o nível da Eficiência de Performance do nosso projeto?</text:span></text:p>
      <text:p text:style-name="P4"><text:span text:style-name="T3"><text:s/></text:span></text:p>
      <text:p text:style-name="P4"><text:span text:style-name="T2">Compatibilidade</text:span></text:p>
      <text:p text:style-name="P4"><text:span text:style-name="T3">- Quais decisões de projeto devem ser tomadas para atender a este atributo de qualidade?</text:span></text:p>
      <text:p text:style-name="P4"><text:span text:style-name="T3">- Como aferir o nível da Compatibilidade do nosso projeto?</text:span></text:p>
      <text:p text:style-name="P4"><text:span text:style-name="T3"><text:s/></text:span></text:p>
      <text:p text:style-name="P4"><text:span text:style-name="T2">Usabilidade</text:span></text:p>
      <text:p text:style-name="P4"><text:span text:style-name="T3">- Quais decisões de projeto devem ser tomadas para atender a este atributo de qualidade?</text:span></text:p>
      <text:p text:style-name="P4"><text:span text:style-name="T3">- Como aferir o nível da Usabilidade do nosso projeto?</text:span></text:p>
      <text:p text:style-name="P4"><text:span text:style-name="T3"><text:s/></text:span></text:p>
      <text:p text:style-name="P4"><text:span text:style-name="T2">Confiabilidade</text:span></text:p>
      <text:p text:style-name="P4"><text:span text:style-name="T3">- Quais decisões de projeto devem ser tomadas para atender a este atributo de qualidade?</text:span></text:p>
      <text:p text:style-name="P4"><text:span text:style-name="T3">- Como aferir o nível da Confiabilidade do nosso projeto?</text:span></text:p>
      <text:p text:style-name="P4"><text:span text:style-name="T3"><text:s/></text:span></text:p>
      <text:p text:style-name="P4"><text:span text:style-name="T2">Segurança</text:span></text:p>
      <text:p text:style-name="P4"><text:span text:style-name="T3">- Quais decisões de projeto devem ser tomadas para atender a este atributo de qualidade?</text:span></text:p>
      <text:p text:style-name="P4"><text:span text:style-name="T3">- Como aferir o nível da Segurança do nosso projeto?</text:span></text:p>
      <text:p text:style-name="P4"><text:soft-page-break/><text:span text:style-name="T3"><text:s/></text:span></text:p>
      <text:p text:style-name="P4"><text:span text:style-name="T2">Manutenibilidade</text:span></text:p>
      <text:p text:style-name="P4"><text:span text:style-name="T3">- Quais decisões de projeto devem ser tomadas para atender a este atributo de qualidade?</text:span></text:p>
      <text:p text:style-name="P4"><text:span text:style-name="T3">- Como aferir o nível da Manutenibilidade do nosso projeto?</text:span></text:p>
      <text:p text:style-name="P4"><text:span text:style-name="T3"><text:s/></text:span></text:p>
      <text:p text:style-name="P4"><text:span text:style-name="T2">Portabilidade</text:span></text:p>
      <text:p text:style-name="P4"><text:span text:style-name="T3">- Quais decisões de projeto devem ser tomadas para atender a este atributo de qualidade?</text:span></text:p>
      <text:p text:style-name="P4"><text:span text:style-name="T3">- Como aferir o nível da Portabilidade do nosso projeto?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2" meta:word-count="220" meta:character-count="1339" meta:non-whitespace-character-count="1137"/>
    <meta:generator>LibreOfficeDev/5.1.0.3$Linux_X86_64 LibreOffice_project/</meta:generator>
  </office:meta>
</office:document-meta>
</file>